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3cac7" draw:textarea-horizontal-align="justify" draw:textarea-vertical-align="middle" draw:auto-grow-height="false" fo:min-height="14.99cm" fo:min-width="10.2cm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1.18cm" fo:min-width="7.438cm"/>
    </style:style>
    <style:style style:name="gr3" style:family="graphic" style:parent-style-name="standard">
      <style:graphic-properties draw:fill-color="#ffffa6" draw:textarea-horizontal-align="justify" draw:textarea-vertical-align="middle" draw:auto-grow-height="false" fo:min-height="3.243cm" fo:min-width="17.597cm"/>
    </style:style>
    <style:style style:name="gr4" style:family="graphic" style:parent-style-name="standard">
      <style:graphic-properties draw:fill-color="#ff5429" draw:textarea-horizontal-align="justify" draw:textarea-vertical-align="middle" draw:auto-grow-height="false" fo:min-height="2.297cm" fo:min-width="2.675cm" draw:shadow="visible"/>
      <style:paragraph-properties style:writing-mode="lr-tb"/>
    </style:style>
    <style:style style:name="gr5" style:family="graphic" style:parent-style-name="standard">
      <style:graphic-properties draw:fill-color="#c9211e" draw:textarea-horizontal-align="justify" draw:textarea-vertical-align="middle" draw:auto-grow-height="false" fo:min-height="1.972cm" fo:min-width="2.675cm" draw:shadow="visible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655cm" fo:min-width="2.675cm" draw:shadow="visib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3.627cm" draw:shadow="visible"/>
      <style:paragraph-properties style:writing-mode="lr-tb"/>
    </style:style>
    <style:style style:name="gr8" style:family="graphic" style:parent-style-name="standard">
      <style:graphic-properties draw:fill="solid" draw:fill-color="#77bc65" draw:textarea-horizontal-align="justify" draw:textarea-vertical-align="middle" draw:auto-grow-height="false" fo:min-height="1.02cm" fo:min-width="3.945cm" draw:shadow="visible"/>
      <style:paragraph-properties style:writing-mode="lr-tb"/>
    </style:style>
    <style:style style:name="gr9" style:family="graphic" style:parent-style-name="objectwithoutfill">
      <style:graphic-properties draw:marker-start="Arrowheads_20_13" draw:marker-end="Arrowheads_20_14" draw:marker-end-width="0.3cm" draw:fill="none" draw:textarea-vertical-align="middle"/>
    </style:style>
    <style:style style:name="gr10" style:family="graphic" style:parent-style-name="objectwithoutfill">
      <style:graphic-properties draw:marker-start="Arrowheads_20_18" draw:marker-end="Arrowheads_20_15" draw:marker-end-width="0.3cm" draw:fill="none" draw:textarea-vertical-align="middle"/>
    </style:style>
    <style:style style:name="gr11" style:family="graphic" style:parent-style-name="objectwithoutfill">
      <style:graphic-properties draw:marker-start="Arrowheads_20_13" draw:marker-end="Arrowheads_20_18" draw:marker-end-width="0.3cm" draw:fill="none" draw:textarea-vertical-align="middle"/>
    </style:style>
    <style:style style:name="gr12" style:family="graphic" style:parent-style-name="standard">
      <style:graphic-properties draw:marker-start="Arrowheads_20_13" draw:marker-end="Arrowheads_20_13" draw:textarea-vertical-align="middle"/>
    </style:style>
    <style:style style:name="gr13" style:family="graphic" style:parent-style-name="standard">
      <style:graphic-properties draw:fill-color="#ffde59" draw:textarea-horizontal-align="justify" draw:textarea-vertical-align="middle" draw:auto-grow-height="false" fo:min-height="1.655cm" fo:min-width="3.627cm" draw:shadow="visible"/>
      <style:paragraph-properties style:writing-mode="lr-tb"/>
    </style:style>
    <style:style style:name="gr14" style:family="graphic" style:parent-style-name="standard">
      <style:graphic-properties draw:marker-start="Arrowheads_20_20" draw:marker-end="Arrowheads_20_21" draw:textarea-vertical-align="middle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2.29cm" fo:min-width="2.675cm" draw:shadow="visible"/>
      <style:paragraph-properties style:writing-mode="lr-tb"/>
    </style:style>
    <style:style style:name="gr16" style:family="graphic" style:parent-style-name="standard">
      <style:graphic-properties draw:fill-color="#069a2e" draw:textarea-horizontal-align="justify" draw:textarea-vertical-align="middle" draw:auto-grow-height="false" fo:min-height="1.655cm" fo:min-width="3.627cm" draw:shadow="visible"/>
      <style:paragraph-properties style:writing-mode="lr-tb"/>
    </style:style>
    <style:style style:name="gr17" style:family="graphic" style:parent-style-name="objectwithoutfill">
      <style:graphic-properties svg:stroke-width="0.102cm" draw:marker-start="" draw:marker-start-width="0.457cm" draw:marker-end="Arrowheads_20_24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1.02cm" fo:min-width="2.675cm" draw:shadow="visible"/>
      <style:paragraph-properties style:writing-mode="lr-tb"/>
    </style:style>
    <style:style style:name="gr20" style:family="graphic" style:parent-style-name="standard">
      <style:graphic-properties draw:fill="solid" draw:fill-color="#ffff6d" draw:textarea-horizontal-align="justify" draw:textarea-vertical-align="middle" draw:auto-grow-height="false" fo:min-height="1.02cm" fo:min-width="3.918cm" draw:shadow="visible"/>
      <style:paragraph-properties style:writing-mode="lr-tb"/>
    </style:style>
    <style:style style:name="gr21" style:family="graphic" style:parent-style-name="standard">
      <style:graphic-properties draw:fill="solid" draw:fill-color="#729fcf" draw:textarea-horizontal-align="justify" draw:textarea-vertical-align="middle" draw:auto-grow-height="false" fo:min-height="2.29cm" fo:min-width="2.675cm" draw:shadow="visible"/>
      <style:paragraph-properties style:writing-mode="lr-tb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3.56cm" fo:min-width="2.675cm" draw:shadow="visibl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b3cac7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ffffa6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5429"/>
      <style:paragraph-properties fo:text-align="center" style:writing-mode="lr-tb"/>
    </style:style>
    <style:style style:name="P6" style:family="paragraph">
      <loext:graphic-properties draw:fill-color="#c9211e"/>
      <style:paragraph-properties fo:text-align="center" style:writing-mode="lr-tb"/>
    </style:style>
    <style:style style:name="P7" style:family="paragraph">
      <loext:graphic-properties draw:fill-color="#b4c7dc"/>
      <style:paragraph-properties fo:text-align="center" style:writing-mode="lr-tb"/>
    </style:style>
    <style:style style:name="P8" style:family="paragraph">
      <loext:graphic-properties draw:fill="solid" draw:fill-color="#77bc65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de59"/>
      <style:paragraph-properties fo:text-align="center" style:writing-mode="lr-tb"/>
    </style:style>
    <style:style style:name="P12" style:family="paragraph">
      <loext:graphic-properties draw:fill-color="#ffff00"/>
      <style:paragraph-properties fo:text-align="center" style:writing-mode="lr-tb"/>
    </style:style>
    <style:style style:name="P13" style:family="paragraph">
      <loext:graphic-properties draw:fill-color="#069a2e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729fcf"/>
      <style:paragraph-properties fo:text-align="center" style:writing-mode="lr-tb"/>
    </style:style>
    <style:style style:name="P16" style:family="paragraph">
      <loext:graphic-properties draw:fill="solid" draw:fill-color="#ffff6d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15.24cm" svg:x="9.89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38cm" svg:height="11.43cm" svg:x="1.317cm" svg:y="15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097cm" svg:height="3.493cm" svg:x="1.635cm" svg:y="1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175cm" svg:height="2.547cm" svg:x="9.255cm" svg:y="7.032cm">
          <text:p text:style-name="P4">Device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3.175cm" svg:height="2.222cm" svg:x="3.222cm" svg:y="16.557cm">
          <text:p text:style-name="P4">Char </text:p>
          <text:p text:style-name="P4">Device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3.175cm" svg:height="1.905cm" svg:x="10.842cm" svg:y="12.43cm">
          <text:p text:style-name="P4">Block </text:p>
          <text:p text:style-name="P4">Device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4.127cm" svg:height="1.905cm" svg:x="7.984cm" svg:y="1.635cm">
          <text:p text:style-name="P4">Bus</text:p>
          <draw:enhanced-geometry svg:viewBox="0 0 21600 21600" draw:type="rectangle" draw:enhanced-path="M 0 0 L 21600 0 21600 21600 0 21600 0 0 Z N"/>
        </draw:custom-shape>
        <draw:custom-shape draw:style-name="gr8" draw:text-style-name="P8" xml:id="id8" draw:id="id8" draw:layer="layout" svg:width="4.445cm" svg:height="1.27cm" svg:x="15.287cm" svg:y="7.032cm">
          <text:p text:style-name="P4">memory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line-skew="-0.262cm" svg:x1="12.429cm" svg:y1="12.43cm" svg:x2="10.842cm" svg:y2="9.579cm" draw:start-shape="id1" draw:start-glue-point="0" draw:end-shape="id2" draw:end-glue-point="2" svg:d="M12429 12430v-1588h-1587v-1263" svg:viewBox="0 0 1588 2852">
          <text:p/>
        </draw:connector>
        <draw:connector draw:style-name="gr10" draw:text-style-name="P9" draw:layer="layout" draw:line-skew="-2.326cm" svg:x1="4.809cm" svg:y1="16.557cm" svg:x2="10.842cm" svg:y2="9.579cm" draw:start-shape="id3" draw:start-glue-point="0" draw:end-shape="id2" draw:end-glue-point="2" svg:d="M4809 16557v-5715h6033v-1263" svg:viewBox="0 0 6034 6979">
          <text:p/>
        </draw:connector>
        <draw:connector draw:style-name="gr11" draw:text-style-name="P9" draw:layer="layout" svg:x1="16.398cm" svg:y1="3.54cm" svg:x2="10.842cm" svg:y2="7.032cm" draw:start-shape="id4" draw:start-glue-point="2" draw:end-shape="id2" draw:end-glue-point="0" svg:d="M16398 3540v1845h-5556v1647" svg:viewBox="0 0 5557 3493">
          <text:p/>
        </draw:connector>
        <draw:connector draw:style-name="gr12" draw:text-style-name="P10" draw:layer="layout" svg:x1="14.335cm" svg:y1="2.587cm" svg:x2="12.111cm" svg:y2="2.587cm" draw:start-shape="id4" draw:start-glue-point="3" draw:end-shape="id5" draw:end-glue-point="1" svg:d="M14335 2587h-2224" svg:viewBox="0 0 2225 1">
          <text:p/>
        </draw:connector>
        <draw:custom-shape draw:style-name="gr13" draw:text-style-name="P11" xml:id="id6" draw:id="id6" draw:layer="layout" svg:width="4.127cm" svg:height="1.905cm" svg:x="2.587cm" svg:y="1.635cm">
          <text:p text:style-name="P4">CPU</text:p>
          <draw:enhanced-geometry svg:viewBox="0 0 21600 21600" draw:type="rectangle" draw:enhanced-path="M 0 0 L 21600 0 21600 21600 0 21600 0 0 Z N"/>
        </draw:custom-shape>
        <draw:connector draw:style-name="gr14" draw:text-style-name="P10" draw:layer="layout" svg:x1="6.714cm" svg:y1="2.587cm" svg:x2="7.984cm" svg:y2="2.587cm" draw:start-shape="id6" draw:start-glue-point="1" draw:end-shape="id5" draw:end-glue-point="3" svg:d="M6714 2587h1270" svg:viewBox="0 0 1271 1">
          <text:p/>
        </draw:connector>
        <draw:custom-shape draw:style-name="gr15" draw:text-style-name="P12" xml:id="id7" draw:id="id7" draw:layer="layout" svg:width="3.175cm" svg:height="2.54cm" svg:x="2.587cm" svg:y="7.032cm">
          <text:p text:style-name="P4">Interrupt</text:p>
          <text:p text:style-name="P4">Controller</text:p>
          <draw:enhanced-geometry svg:viewBox="0 0 21600 21600" draw:type="rectangle" draw:enhanced-path="M 0 0 L 21600 0 21600 21600 0 21600 0 0 Z N"/>
        </draw:custom-shape>
        <draw:custom-shape draw:style-name="gr16" draw:text-style-name="P13" xml:id="id4" draw:id="id4" draw:layer="layout" svg:width="4.127cm" svg:height="1.905cm" svg:x="14.335cm" svg:y="1.635cm">
          <text:p text:style-name="P4">MMU</text:p>
          <draw:enhanced-geometry svg:viewBox="0 0 21600 21600" draw:type="rectangle" draw:enhanced-path="M 0 0 L 21600 0 21600 21600 0 21600 0 0 Z N"/>
        </draw:custom-shape>
        <draw:connector draw:style-name="gr17" draw:text-style-name="P14" draw:layer="layout" svg:x1="4.174cm" svg:y1="7.032cm" svg:x2="10.047cm" svg:y2="3.54cm" draw:start-shape="id7" draw:start-glue-point="0" draw:end-shape="id5" svg:d="M4174 7032v-1646h5873v-1846" svg:viewBox="0 0 5874 3493">
          <text:p text:style-name="P10">Interupt Bit2 (2)</text:p>
          <text:p text:style-name="P10">NM/M</text:p>
        </draw:connector>
        <draw:connector draw:style-name="gr18" draw:text-style-name="P9" draw:layer="layout" svg:x1="18.462cm" svg:y1="2.587cm" svg:x2="17.509cm" svg:y2="7.032cm" draw:start-shape="id4" draw:start-glue-point="1" draw:end-shape="id8" draw:end-glue-point="0" svg:d="M18462 2587h700v2799h-1653v1646" svg:viewBox="0 0 1654 4446">
          <text:p/>
        </draw:connector>
        <draw:connector draw:style-name="gr18" draw:text-style-name="P9" draw:layer="layout" svg:x1="5.762cm" svg:y1="8.302cm" svg:x2="9.255cm" svg:y2="8.305cm" draw:start-shape="id7" draw:start-glue-point="1" draw:end-shape="id2" draw:end-glue-point="3" svg:d="M5762 8302h1846v3h1647" svg:viewBox="0 0 3494 4">
          <text:p/>
        </draw:connector>
        <draw:custom-shape draw:style-name="gr5" draw:text-style-name="P6" xml:id="id11" draw:id="id11" draw:layer="layout" svg:width="3.175cm" svg:height="2.222cm" svg:x="1.635cm" svg:y="23.86cm">
          <text:p text:style-name="P4">Console </text:p>
          <text:p text:style-name="P4">Device</text:p>
          <draw:enhanced-geometry svg:viewBox="0 0 21600 21600" draw:type="rectangle" draw:enhanced-path="M 0 0 L 21600 0 21600 21600 0 21600 0 0 Z N"/>
        </draw:custom-shape>
        <draw:custom-shape draw:style-name="gr19" draw:text-style-name="P15" xml:id="id10" draw:id="id10" draw:layer="layout" svg:width="3.175cm" svg:height="1.27cm" svg:x="15.922cm" svg:y="12.747cm">
          <text:p text:style-name="P4">Drive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4.809cm" svg:y1="18.779cm" svg:x2="3.222cm" svg:y2="20.368cm" draw:start-shape="id3" draw:start-glue-point="2" draw:end-shape="id9" draw:end-glue-point="0" svg:d="M4809 18779v895h-1587v694" svg:viewBox="0 0 1588 1590">
          <text:p/>
        </draw:connector>
        <draw:connector draw:style-name="gr18" draw:text-style-name="P9" draw:layer="layout" svg:x1="14.017cm" svg:y1="13.382cm" svg:x2="15.922cm" svg:y2="13.382cm" draw:start-shape="id1" draw:start-glue-point="1" draw:end-shape="id10" draw:end-glue-point="3" svg:d="M14017 13382h1905" svg:viewBox="0 0 1906 1">
          <text:p/>
        </draw:connector>
        <draw:custom-shape draw:style-name="gr20" draw:text-style-name="P16" xml:id="id17" draw:id="id17" draw:layer="layout" svg:width="4.418cm" svg:height="1.27cm" draw:transform="skewX (-0.0282743338823081) translate (15.278cm 9.255cm)">
          <text:p text:style-name="P4">GPU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3.175cm" svg:height="2.222cm" svg:x="1.635cm" svg:y="20.368cm">
          <text:p text:style-name="P4">SIO</text:p>
          <text:p text:style-name="P4">Device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3.222cm" svg:y1="22.59cm" svg:x2="3.222cm" svg:y2="23.86cm" draw:start-shape="id9" draw:start-glue-point="2" draw:end-shape="id11" svg:d="M3222 22590v1270" svg:viewBox="0 0 1 1271">
          <text:p/>
        </draw:connector>
        <draw:custom-shape draw:style-name="gr21" draw:text-style-name="P15" xml:id="id12" draw:id="id12" draw:layer="layout" svg:width="3.175cm" svg:height="2.54cm" svg:x="17.192cm" svg:y="16.24cm">
          <text:p text:style-name="P4">5 ¼ in</text:p>
          <text:p text:style-name="P4">Drive</text:p>
          <text:p text:style-name="P4">SSSD</text:p>
          <draw:enhanced-geometry svg:viewBox="0 0 21600 21600" draw:type="rectangle" draw:enhanced-path="M 0 0 L 21600 0 21600 21600 0 21600 0 0 Z N"/>
        </draw:custom-shape>
        <draw:custom-shape draw:style-name="gr21" draw:text-style-name="P15" xml:id="id13" draw:id="id13" draw:layer="layout" svg:width="3.175cm" svg:height="2.54cm" svg:x="17.192cm" svg:y="19.415cm">
          <text:p text:style-name="P4">8 in</text:p>
          <text:p text:style-name="P4">Drive</text:p>
          <text:p text:style-name="P4">SSSD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17.509cm" svg:y1="14.017cm" svg:x2="18.779cm" svg:y2="16.24cm" draw:start-shape="id10" draw:start-glue-point="2" draw:end-shape="id12" draw:end-glue-point="0" svg:d="M17509 14017v1212h1270v1011" svg:viewBox="0 0 1271 2224">
          <text:p/>
        </draw:connector>
        <draw:connector draw:style-name="gr18" draw:text-style-name="P9" draw:layer="layout" draw:line-skew="-1.211cm" svg:x1="17.509cm" svg:y1="14.017cm" svg:x2="17.192cm" svg:y2="20.685cm" draw:start-shape="id10" draw:start-glue-point="2" draw:end-shape="id13" draw:end-glue-point="3" svg:d="M17509 14017v1588h-819v5080h502" svg:viewBox="0 0 820 6669">
          <text:p/>
        </draw:connector>
        <draw:custom-shape draw:style-name="gr5" draw:text-style-name="P6" xml:id="id14" draw:id="id14" draw:layer="layout" svg:width="3.175cm" svg:height="2.222cm" svg:x="5.762cm" svg:y="20.368cm">
          <text:p text:style-name="P4">PIO</text:p>
          <text:p text:style-name="P4">Device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4.809cm" svg:y1="18.779cm" svg:x2="7.349cm" svg:y2="20.368cm" draw:start-shape="id3" draw:start-glue-point="2" draw:end-shape="id14" draw:end-glue-point="0" svg:d="M4809 18779v895h2540v694" svg:viewBox="0 0 2541 1590">
          <text:p/>
        </draw:connector>
        <draw:custom-shape draw:style-name="gr21" draw:text-style-name="P15" xml:id="id15" draw:id="id15" draw:layer="layout" svg:width="3.175cm" svg:height="2.54cm" svg:x="17.192cm" svg:y="23.225cm">
          <text:p text:style-name="P4">HD</text:p>
          <text:p text:style-name="P4">Drive</text:p>
          <text:p text:style-name="P4">SSD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draw:line-skew="-3.434cm -0.45cm" svg:x1="17.509cm" svg:y1="14.017cm" svg:x2="17.192cm" svg:y2="24.495cm" draw:start-shape="id10" draw:start-glue-point="2" draw:end-shape="id15" draw:end-glue-point="3" svg:d="M17509 14017v1270h-1269v9208h952" svg:viewBox="0 0 1270 10479">
          <text:p/>
        </draw:connector>
        <draw:custom-shape draw:style-name="gr5" draw:text-style-name="P6" xml:id="id16" draw:id="id16" draw:layer="layout" svg:width="3.175cm" svg:height="2.222cm" svg:x="5.762cm" svg:y="23.86cm">
          <text:p text:style-name="P4">parallel </text:p>
          <text:p text:style-name="P4">Device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7.349cm" svg:y1="22.59cm" svg:x2="7.349cm" svg:y2="23.86cm" draw:start-shape="id14" draw:start-glue-point="2" draw:end-shape="id16" draw:end-glue-point="0" svg:d="M7349 22590v1270" svg:viewBox="0 0 1 1271">
          <text:p/>
        </draw:connector>
        <draw:connector draw:style-name="gr22" draw:text-style-name="P10" draw:layer="layout" svg:x1="12.43cm" svg:y1="8.305cm" svg:x2="15.296cm" svg:y2="9.89cm" draw:start-shape="id2" draw:start-glue-point="1" draw:end-shape="id17" draw:end-glue-point="3" svg:d="M12430 8305h1524v1585h1342" svg:viewBox="0 0 2867 1586">
          <text:p/>
        </draw:connector>
        <draw:connector draw:style-name="gr22" draw:text-style-name="P10" draw:layer="layout" svg:x1="19.714cm" svg:y1="9.89cm" svg:x2="16.398cm" svg:y2="1.635cm" draw:start-shape="id17" draw:start-glue-point="1" draw:end-shape="id4" draw:end-glue-point="0" svg:d="M19714 9890h719v-8757h-4035v502" svg:viewBox="0 0 4036 8758">
          <text:p/>
        </draw:connector>
        <draw:custom-shape draw:style-name="gr23" draw:text-style-name="P15" draw:layer="layout" svg:width="3.175cm" svg:height="3.81cm" svg:x="10.842cm" svg:y="16.24cm">
          <text:p text:style-name="P4">Host</text:p>
          <text:p text:style-name="P4">Directory</text:p>
          <text:p text:style-name="P4">Virtual</text:p>
          <text:p text:style-name="P4">Disk</text:p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16.557cm" svg:y1="14.017cm" svg:x2="12.747cm" svg:y2="16.2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1013 1130" svg:d="M1009 1050l-449-1008-22-30-29-12-34 12-21 26-449 1012-5 13v8l5 21 12 21 17 13 21 4h903l21-4 21-13 9-21 4-21v-8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6T09:31:09.349173815</meta:creation-date>
    <dc:date>2023-05-11T14:27:15.172851419</dc:date>
    <meta:editing-duration>PT12H31M36S</meta:editing-duration>
    <meta:editing-cycles>21</meta:editing-cycles>
    <meta:generator>LibreOffice/7.4.3.2$Linux_X86_64 LibreOffice_project/40$Build-2</meta:generator>
    <meta:document-statistic meta:object-count="40"/>
  </office:meta>
</office:document-meta>
</file>